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20ed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20ed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20ed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20ed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20ed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20ed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20ed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20ed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20ed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20ed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20ed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20ed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20ed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20ed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20ed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20ed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20ed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braham Antonio Rodriguez Lop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5/8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096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Pedro Angel Brit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694543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18.52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5" meta:non-whitespace-character-count="998"/>
    <meta:template xlink:type="simple" xlink:actuate="onRequest" xlink:title="Normal" xlink:href=""/>
  </office:meta>
</office:document-meta>
</file>